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ED985346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FD000000FDED985346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adornments="Condensed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DejaVu Sans Condense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"/>
    </style:style>
  </office:automatic-styles>
  <office:body>
    <office:spreadsheet>
      <table:table table:name="Sheet1" table:style-name="ta1">
        <table:shapes>
          <draw:frame draw:z-index="0" draw:style-name="gr1" draw:text-style-name="P1" svg:width="512.62pt" svg:height="293.64pt" draw:transform="rotate (-1.5707963267949) translate (741.713385826772pt 4.16692913385827pt)">
            <draw:object draw:notify-on-update-of-ranges="Sheet1.B2:Sheet1.B27 Sheet1.D1:Sheet1.D1 Sheet1.C2:Sheet1.C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 [μs]</text:p>
          </table:table-cell>
          <table:table-cell table:style-name="Default" office:value-type="string" calcext:value-type="string">
            <text:p>Uwy[V]</text:p>
          </table:table-cell>
          <table:table-cell table:style-name="Default" office:value-type="string" calcext:value-type="string">
            <text:p>Odchylenie [%]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2.6056" calcext:value-type="float">
            <text:p>2.61</text:p>
          </table:table-cell>
          <table:table-cell table:formula="of:=(([.A2]-[.A$7])*100)/[.$A$7]" office:value-type="float" office:value="2.40798747063431" calcext:value-type="float">
            <text:p>2.41</text:p>
          </table:table-cell>
        </table:table-row>
        <table:table-row table:style-name="ro1">
          <table:table-cell office:value-type="float" office:value="51.62" calcext:value-type="float">
            <text:p>51.62</text:p>
          </table:table-cell>
          <table:table-cell office:value-type="float" office:value="3.0268" calcext:value-type="float">
            <text:p>3.03</text:p>
          </table:table-cell>
          <table:table-cell table:formula="of:=(([.A3]-[.A$7])*100)/[.$A$7]" office:value-type="float" office:value="1.05716523101018" calcext:value-type="float">
            <text:p>1.06</text:p>
          </table:table-cell>
        </table:table-row>
        <table:table-row table:style-name="ro1">
          <table:table-cell office:value-type="float" office:value="51.26" calcext:value-type="float">
            <text:p>51.26</text:p>
          </table:table-cell>
          <table:table-cell office:value-type="float" office:value="3.5047" calcext:value-type="float">
            <text:p>3.50</text:p>
          </table:table-cell>
          <table:table-cell table:formula="of:=(([.A4]-[.A$7])*100)/[.$A$7]" office:value-type="float" office:value="0.352388410336726" calcext:value-type="float">
            <text:p>0.35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3.986" calcext:value-type="float">
            <text:p>3.99</text:p>
          </table:table-cell>
          <table:table-cell table:formula="of:=(([.A5]-[.A$7])*100)/[.$A$7]" office:value-type="float" office:value="0.11746280344558" calcext:value-type="float">
            <text:p>0.12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4.5024" calcext:value-type="float">
            <text:p>4.50</text:p>
          </table:table-cell>
          <table:table-cell table:formula="of:=(([.A6]-[.A$7])*100)/[.$A$7]" office:value-type="float" office:value="0.039154267815198" calcext:value-type="float">
            <text:p>0.04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5.0188" calcext:value-type="float">
            <text:p>5.02</text:p>
          </table:table-cell>
          <table:table-cell table:formula="of:=(([.A7]-[.A$7])*100)/[.$A$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5.498" calcext:value-type="float">
            <text:p>5.50</text:p>
          </table:table-cell>
          <table:table-cell table:formula="of:=(([.A8]-[.A$7])*100)/[.$A$7]" office:value-type="float" office:value="-0.019577133907592" calcext:value-type="float">
            <text:p>-0.02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5.993" calcext:value-type="float">
            <text:p>5.99</text:p>
          </table:table-cell>
          <table:table-cell table:formula="of:=(([.A9]-[.A$7])*100)/[.$A$7]" office:value-type="float" office:value="-0.0391542678151841" calcext:value-type="float">
            <text:p>-0.04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6.538" calcext:value-type="float">
            <text:p>6.54</text:p>
          </table:table-cell>
          <table:table-cell table:formula="of:=(([.A10]-[.A$7])*100)/[.$A$7]" office:value-type="float" office:value="-0.0391542678151841" calcext:value-type="float">
            <text:p>-0.04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7.019" calcext:value-type="float">
            <text:p>7.02</text:p>
          </table:table-cell>
          <table:table-cell table:formula="of:=(([.A11]-[.A$7])*100)/[.$A$7]" office:value-type="float" office:value="-0.019577133907592" calcext:value-type="float">
            <text:p>-0.02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7.572" calcext:value-type="float">
            <text:p>7.57</text:p>
          </table:table-cell>
          <table:table-cell table:formula="of:=(([.A12]-[.A$7])*100)/[.$A$7]" office:value-type="float" office:value="-0.019577133907592" calcext:value-type="float">
            <text:p>-0.02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7.992" calcext:value-type="float">
            <text:p>7.99</text:p>
          </table:table-cell>
          <table:table-cell table:formula="of:=(([.A13]-[.A$7])*100)/[.$A$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8.492" calcext:value-type="float">
            <text:p>8.49</text:p>
          </table:table-cell>
          <table:table-cell table:formula="of:=(([.A14]-[.A$7])*100)/[.$A$7]" office:value-type="float" office:value="0.0195771339076059" calcext:value-type="float">
            <text:p>0.02</text:p>
          </table:table-cell>
        </table:table-row>
        <table:table-row table:style-name="ro1">
          <table:table-cell office:value-type="float" office:value="51.11" calcext:value-type="float">
            <text:p>51.11</text:p>
          </table:table-cell>
          <table:table-cell office:value-type="float" office:value="9.072" calcext:value-type="float">
            <text:p>9.07</text:p>
          </table:table-cell>
          <table:table-cell table:formula="of:=(([.A15]-[.A$7])*100)/[.$A$7]" office:value-type="float" office:value="0.05873140172279" calcext:value-type="float">
            <text:p>0.06</text:p>
          </table:table-cell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float" office:value="9.566" calcext:value-type="float">
            <text:p>9.57</text:p>
          </table:table-cell>
          <table:table-cell table:formula="of:=(([.A16]-[.A$7])*100)/[.$A$7]" office:value-type="float" office:value="0.0783085356303821" calcext:value-type="float">
            <text:p>0.08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10.008" calcext:value-type="float">
            <text:p>10.01</text:p>
          </table:table-cell>
          <table:table-cell table:formula="of:=(([.A17]-[.A$7])*100)/[.$A$7]" office:value-type="float" office:value="0.11746280344558" calcext:value-type="float">
            <text:p>0.12</text:p>
          </table:table-cell>
        </table:table-row>
        <table:table-row table:style-name="ro1">
          <table:table-cell office:value-type="float" office:value="51.16" calcext:value-type="float">
            <text:p>51.16</text:p>
          </table:table-cell>
          <table:table-cell office:value-type="float" office:value="10.534" calcext:value-type="float">
            <text:p>10.53</text:p>
          </table:table-cell>
          <table:table-cell table:formula="of:=(([.A18]-[.A$7])*100)/[.$A$7]" office:value-type="float" office:value="0.156617071260764" calcext:value-type="float">
            <text:p>0.16</text:p>
          </table:table-cell>
        </table:table-row>
        <table:table-row table:style-name="ro1">
          <table:table-cell office:value-type="float" office:value="51.17" calcext:value-type="float">
            <text:p>51.17</text:p>
          </table:table-cell>
          <table:table-cell office:value-type="float" office:value="11.091" calcext:value-type="float">
            <text:p>11.09</text:p>
          </table:table-cell>
          <table:table-cell table:formula="of:=(([.A19]-[.A$7])*100)/[.$A$7]" office:value-type="float" office:value="0.17619420516837" calcext:value-type="float">
            <text:p>0.18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11.485" calcext:value-type="float">
            <text:p>11.49</text:p>
          </table:table-cell>
          <table:table-cell table:formula="of:=(([.A20]-[.A$7])*100)/[.$A$7]" office:value-type="float" office:value="0.215348472983554" calcext:value-type="float">
            <text:p>0.22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2.077" calcext:value-type="float">
            <text:p>12.08</text:p>
          </table:table-cell>
          <table:table-cell table:formula="of:=(([.A21]-[.A$7])*100)/[.$A$7]" office:value-type="float" office:value="0.23492560689116" calcext:value-type="float">
            <text:p>0.23</text:p>
          </table:table-cell>
        </table:table-row>
        <table:table-row table:style-name="ro1">
          <table:table-cell office:value-type="float" office:value="51.21" calcext:value-type="float">
            <text:p>51.21</text:p>
          </table:table-cell>
          <table:table-cell office:value-type="float" office:value="12.5" calcext:value-type="float">
            <text:p>12.50</text:p>
          </table:table-cell>
          <table:table-cell table:formula="of:=(([.A22]-[.A$7])*100)/[.$A$7]" office:value-type="float" office:value="0.254502740798752" calcext:value-type="float">
            <text:p>0.25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13.059" calcext:value-type="float">
            <text:p>13.06</text:p>
          </table:table-cell>
          <table:table-cell table:formula="of:=(([.A23]-[.A$7])*100)/[.$A$7]" office:value-type="float" office:value="0.274079874706344" calcext:value-type="float">
            <text:p>0.27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3.515" calcext:value-type="float">
            <text:p>13.52</text:p>
          </table:table-cell>
          <table:table-cell table:formula="of:=(([.A24]-[.A$7])*100)/[.$A$7]" office:value-type="float" office:value="0.293657008613936" calcext:value-type="float">
            <text:p>0.29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4.07" calcext:value-type="float">
            <text:p>14.07</text:p>
          </table:table-cell>
          <table:table-cell table:formula="of:=(([.A25]-[.A$7])*100)/[.$A$7]" office:value-type="float" office:value="0.293657008613936" calcext:value-type="float">
            <text:p>0.29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4.516" calcext:value-type="float">
            <text:p>14.52</text:p>
          </table:table-cell>
          <table:table-cell table:formula="of:=(([.A26]-[.A$7])*100)/[.$A$7]" office:value-type="float" office:value="0.293657008613936" calcext:value-type="float">
            <text:p>0.29</text:p>
          </table:table-cell>
        </table:table-row>
        <table:table-row table:style-name="ro1">
          <table:table-cell office:value-type="float" office:value="51.24" calcext:value-type="float">
            <text:p>51.24</text:p>
          </table:table-cell>
          <table:table-cell office:value-type="float" office:value="14.92" calcext:value-type="float">
            <text:p>14.92</text:p>
          </table:table-cell>
          <table:table-cell table:formula="of:=([.$A$7]-[.A27]*1)/[.$A$7]" office:value-type="float" office:value="-0.00313234142521542" calcext:value-type="float">
            <text:p>0.00</text:p>
          </table:table-cell>
        </table:table-row>
      </table:table>
      <table:table table:name="Sheet2" table:style-name="ta1">
        <table:shapes>
          <draw:frame draw:z-index="0" draw:style-name="gr1" draw:text-style-name="P1" svg:width="519.34pt" svg:height="288pt" draw:transform="rotate (-1.5707963267949) translate (739.615748031496pt 2.69291338582677pt)">
            <draw:object draw:notify-on-update-of-ranges="Sheet2.B2:Sheet2.B36 Sheet2.C1:Sheet2.C1 Sheet2.A2:Sheet2.A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[us]</text:p>
          </table:table-cell>
          <table:table-cell table:style-name="Default" office:value-type="string" calcext:value-type="string">
            <text:p>Umod[V]</text:p>
          </table:table-cell>
          <table:table-cell office:value-type="string" calcext:value-type="string">
            <text:p>T=f(Umod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96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.482" calcext:value-type="float">
            <text:p>1.48</text:p>
          </table:table-cell>
          <table:table-cell table:number-columns-repeated="3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1.764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24.8" calcext:value-type="float">
            <text:p>24.80</text:p>
          </table:table-cell>
          <table:table-cell office:value-type="float" office:value="2.048" calcext:value-type="float">
            <text:p>2.05</text:p>
          </table:table-cell>
          <table:table-cell table:number-columns-repeated="3"/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2.222" calcext:value-type="float">
            <text:p>2.22</text:p>
          </table:table-cell>
          <table:table-cell table:number-columns-repeated="2"/>
          <table:table-cell table:style-name="ce2" office:value-type="string" calcext:value-type="string">
            <text:p>μ</text:p>
          </table:table-cell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2.515" calcext:value-type="float">
            <text:p>2.52</text:p>
          </table:table-cell>
          <table:table-cell table:number-columns-repeated="3"/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2.715" calcext:value-type="float">
            <text:p>2.72</text:p>
          </table:table-cell>
          <table:table-cell table:number-columns-repeated="3"/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2.986" calcext:value-type="float">
            <text:p>2.99</text:p>
          </table:table-cell>
          <table:table-cell table:number-columns-repeated="3"/>
        </table:table-row>
        <table:table-row table:style-name="ro1">
          <table:table-cell office:value-type="float" office:value="46.86" calcext:value-type="float">
            <text:p>46.86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 office:value-type="float" office:value="54.6" calcext:value-type="float">
            <text:p>54.60</text:p>
          </table:table-cell>
          <table:table-cell office:value-type="float" office:value="3.499" calcext:value-type="float">
            <text:p>3.50</text:p>
          </table:table-cell>
          <table:table-cell table:number-columns-repeated="3"/>
        </table:table-row>
        <table:table-row table:style-name="ro1">
          <table:table-cell office:value-type="float" office:value="60.99" calcext:value-type="float">
            <text:p>60.99</text:p>
          </table:table-cell>
          <table:table-cell office:value-type="float" office:value="3.703" calcext:value-type="float">
            <text:p>3.70</text:p>
          </table:table-cell>
          <table:table-cell table:number-columns-repeated="3"/>
        </table:table-row>
        <table:table-row table:style-name="ro1">
          <table:table-cell office:value-type="float" office:value="71.96" calcext:value-type="float">
            <text:p>71.96</text:p>
          </table:table-cell>
          <table:table-cell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4.21" calcext:value-type="float">
            <text:p>4.21</text:p>
          </table:table-cell>
          <table:table-cell table:number-columns-repeated="3"/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4.56" calcext:value-type="float">
            <text:p>4.56</text:p>
          </table:table-cell>
          <table:table-cell table:number-columns-repeated="3"/>
        </table:table-row>
        <table:table-row table:style-name="ro1">
          <table:table-cell office:value-type="float" office:value="99.19" calcext:value-type="float">
            <text:p>99.19</text:p>
          </table:table-cell>
          <table:table-cell office:value-type="float" office:value="4.7" calcext:value-type="float">
            <text:p>4.70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0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" svg:font-family="'DejaVu Sans Condensed'" style:font-adornments="Condensed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22:10:00.376866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2:33:37.843914993</meta:creation-date>
    <dc:date>2015-04-27T23:15:58.472957181</dc:date>
    <meta:editing-duration>PT3H30M55S</meta:editing-duration>
    <meta:editing-cycles>15</meta:editing-cycles>
    <meta:generator>LibreOffice/4.4.1.2$Linux_X86_64 LibreOffice_project/40m0$Build-2</meta:generator>
    <meta:document-statistic meta:table-count="2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A000000DD000000DDED985346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ED985346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85cm" svg:height="10.36cm" xlink:href=".." xlink:type="simple" chart:class="chart:scatter" chart:style-name="ch1">
        <chart:title svg:x="1.365cm" svg:y="0.343cm" chart:style-name="ch2">
          <text:p>Czas trwania impulsu jako funkcja odchylenia napięcia wyjściowego</text:p>
        </chart:title>
        <chart:plot-area chart:style-name="ch3" table:cell-range-address="Sheet1.B2:Sheet1.C27 Sheet1.D1:Sheet1.D1" chart:data-source-has-labels="row" svg:x="0.469cm" svg:y="1.373cm" svg:width="17.505cm" svg:height="8.175cm">
          <chartooo:coordinate-region svg:x="1.593cm" svg:y="1.572cm" svg:width="15.903cm" svg:height="7.329cm"/>
          <chart:axis chart:dimension="x" chart:name="primary-x" chart:style-name="ch4">
            <chart:title svg:x="8.507cm" svg:y="9.687cm" chart:style-name="ch5">
              <text:p>Odchylenie [%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cm" svg:y="6.072cm" chart:style-name="ch8">
              <text:p>T [μs]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C2:Sheet1.C27" chart:label-cell-address="Sheet1.D1:Sheet1.D1" chart:class="chart:scatter">
            <chart:domain table:cell-range-address="Sheet1.B2:Sheet1.B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056">
                <text:p>2.6056</text:p>
                <draw:g>
                  <svg:desc>Sheet1.B2:Sheet1.B27</svg:desc>
                </draw:g>
              </table:table-cell>
              <table:table-cell office:value-type="float" office:value="2.40798747063431">
                <text:p>2.40798747063431</text:p>
                <draw:g>
                  <svg:desc>Sheet1.C2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68">
                <text:p>3.0268</text:p>
              </table:table-cell>
              <table:table-cell office:value-type="float" office:value="1.05716523101018">
                <text:p>1.0571652310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047">
                <text:p>3.5047</text:p>
              </table:table-cell>
              <table:table-cell office:value-type="float" office:value="0.352388410336726">
                <text:p>0.352388410336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86">
                <text:p>3.986</text:p>
              </table:table-cell>
              <table:table-cell office:value-type="float" office:value="0.11746280344558">
                <text:p>0.1174628034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24">
                <text:p>4.5024</text:p>
              </table:table-cell>
              <table:table-cell office:value-type="float" office:value="0.039154267815198">
                <text:p>0.039154267815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88">
                <text:p>5.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98">
                <text:p>5.498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93">
                <text:p>5.993</text:p>
              </table:table-cell>
              <table:table-cell office:value-type="float" office:value="-0.0391542678151841">
                <text:p>-0.0391542678151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38">
                <text:p>6.538</text:p>
              </table:table-cell>
              <table:table-cell office:value-type="float" office:value="-0.0391542678151841">
                <text:p>-0.039154267815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19">
                <text:p>7.019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72">
                <text:p>7.572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92">
                <text:p>7.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2">
                <text:p>8.492</text:p>
              </table:table-cell>
              <table:table-cell office:value-type="float" office:value="0.0195771339076059">
                <text:p>0.0195771339076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072">
                <text:p>9.072</text:p>
              </table:table-cell>
              <table:table-cell office:value-type="float" office:value="0.05873140172279">
                <text:p>0.05873140172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66">
                <text:p>9.566</text:p>
              </table:table-cell>
              <table:table-cell office:value-type="float" office:value="0.0783085356303821">
                <text:p>0.0783085356303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08">
                <text:p>10.008</text:p>
              </table:table-cell>
              <table:table-cell office:value-type="float" office:value="0.11746280344558">
                <text:p>0.11746280344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34">
                <text:p>10.534</text:p>
              </table:table-cell>
              <table:table-cell office:value-type="float" office:value="0.156617071260764">
                <text:p>0.156617071260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91">
                <text:p>11.091</text:p>
              </table:table-cell>
              <table:table-cell office:value-type="float" office:value="0.17619420516837">
                <text:p>0.17619420516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85">
                <text:p>11.485</text:p>
              </table:table-cell>
              <table:table-cell office:value-type="float" office:value="0.215348472983554">
                <text:p>0.215348472983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77">
                <text:p>12.077</text:p>
              </table:table-cell>
              <table:table-cell office:value-type="float" office:value="0.23492560689116">
                <text:p>0.23492560689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">
                <text:p>12.5</text:p>
              </table:table-cell>
              <table:table-cell office:value-type="float" office:value="0.254502740798752">
                <text:p>0.254502740798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059">
                <text:p>13.059</text:p>
              </table:table-cell>
              <table:table-cell office:value-type="float" office:value="0.274079874706344">
                <text:p>0.27407987470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15">
                <text:p>13.515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">
                <text:p>14.07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16">
                <text:p>14.516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92">
                <text:p>14.92</text:p>
              </table:table-cell>
              <table:table-cell office:value-type="float" office:value="-0.00313234142521542">
                <text:p>-0.00313234142521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A000000FD000000FDED985346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ED985346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automatic" chart:symbol-width="0.2cm" chart:symbol-height="0.2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0.161cm" xlink:href=".." xlink:type="simple" chart:class="chart:scatter" chart:style-name="ch1">
        <chart:title svg:x="5.03cm" svg:y="0cm" chart:style-name="ch2">
          <text:p>Statyczna charakterystyka modulacji</text:p>
        </chart:title>
        <chart:plot-area chart:style-name="ch3" table:cell-range-address="Sheet2.B2:Sheet2.B36 Sheet2.C1:Sheet2.C1 Sheet2.A2:Sheet2.A45" chart:data-source-has-labels="row" svg:x="0.454cm" svg:y="0.834cm" svg:width="17.464cm" svg:height="8.8cm">
          <chartooo:coordinate-region svg:x="1.869cm" svg:y="1.033cm" svg:width="15.677cm" svg:height="7.954cm"/>
          <chart:axis chart:dimension="x" chart:name="primary-x" chart:style-name="ch4">
            <chart:title svg:x="8.282cm" svg:y="9.601cm" chart:style-name="ch5">
              <text:p>U_mod [V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cm" svg:y="5.754cm" chart:style-name="ch7">
              <text:p>T [μs]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2.A2:Sheet2.A45" chart:label-cell-address="Sheet2.C1:Sheet2.C1" chart:class="chart:scatter">
            <chart:domain table:cell-range-address="Sheet2.B2:Sheet2.B36"/>
            <chart:data-point chart:repeated="4"/>
            <chart:data-point chart:style-name="ch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=f(Umod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7">
                <text:p>0.967</text:p>
                <draw:g>
                  <svg:desc>Sheet2.B2:Sheet2.B36</svg:desc>
                </draw:g>
              </table:table-cell>
              <table:table-cell office:value-type="float" office:value="17.51">
                <text:p>17.51</text:p>
                <draw:g>
                  <svg:desc>Sheet2.A2:Sheet2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2">
                <text:p>1.482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4">
                <text:p>1.764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8">
                <text:p>2.04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22">
                <text:p>2.222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5">
                <text:p>2.515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5">
                <text:p>2.715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86">
                <text:p>2.986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">
                <text:p>3.21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">
                <text:p>3.703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1.96">
                <text:p>7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">
                <text:p>4.21</text:p>
              </table:table-cell>
              <table:table-cell office:value-type="float" office:value="82.09">
                <text:p>82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6">
                <text:p>4.56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">
                <text:p>4.7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8">
                <text:p>4.98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